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a23b" officeooo:paragraph-rsid="001ea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gitigno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07:54:37.168000000</meta:creation-date>
    <dc:date>2024-12-26T07:54:42.137000000</dc:date>
    <meta:editing-duration>PT5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24.8.3.2$Windows_X86_64 LibreOffice_project/48a6bac9e7e268aeb4c3483fcf825c94556d9f92</meta:generator>
  </office:meta>
</office:document-meta>
</file>